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578" officeooo:paragraph-rsid="000cc578"/>
    </style:style>
    <style:style style:name="P2" style:family="paragraph" style:parent-style-name="Standard">
      <style:text-properties officeooo:rsid="000dff21" officeooo:paragraph-rsid="000dff21"/>
    </style:style>
    <style:style style:name="P3" style:family="paragraph" style:parent-style-name="Standard">
      <style:text-properties officeooo:rsid="000dff21" officeooo:paragraph-rsid="000dff21"/>
    </style:style>
    <style:style style:name="P4" style:family="paragraph" style:parent-style-name="Standard">
      <style:text-properties officeooo:rsid="000fd19b" officeooo:paragraph-rsid="000fd19b"/>
    </style:style>
    <style:style style:name="T1" style:family="text">
      <style:text-properties officeooo:rsid="000dff21"/>
    </style:style>
    <style:style style:name="T2" style:family="text">
      <style:text-properties officeooo:rsid="0010f9c6"/>
    </style:style>
    <style:style style:name="T3" style:family="text">
      <style:text-properties officeooo:rsid="00122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:</text:p>
      <text:p text:style-name="P1">1) However many fish farm currently exist in Haiti, DR, Chile, Bahamas and others is not meeting the need of the population</text:p>
      <text:p text:style-name="P1">2) If know-how, finance, and cheaper fish food feed could be provided, more entrepreneur would go into business</text:p>
      <text:p text:style-name="P1">3) Since fish food is %70 percent of the price of fish farming, providing cheap fish food, made with local products will be cost effective</text:p>
      <text:p text:style-name="P1">4) Producing the fish feed at a high level will reduce cost further (although distribution cost increase)</text:p>
      <text:p text:style-name="P1">5) Certain machinery – <text:span text:style-name="T1">to make pellets, dry the food fish, mixin the compound</text:span></text:p>
      <text:p text:style-name="P2">6) Machinery to smoke the fish, freeze fish will need to be acquired</text:p>
      <text:p text:style-name="P2">7) the merchant will need education</text:p>
      <text:p text:style-name="P2">8) the Merchant will need finance</text:p>
      <text:p text:style-name="P2"/>
      <text:p text:style-name="P4">Defination:</text:p>
      <text:p text:style-name="P4"><text:tab/>Inik</text:p>
      <text:p text:style-name="P4"><text:tab/>Farmers</text:p>
      <text:p text:style-name="P4"><text:tab/>Investor</text:p>
      <text:p text:style-name="P4"><text:tab/>Client</text:p>
      <text:p text:style-name="P4"><text:tab/>Vendors</text:p>
      <text:p text:style-name="P4"/>
      <text:p text:style-name="P4">Inik will provide :</text:p>
      <text:p text:style-name="P4">Products:</text:p>
      <text:p text:style-name="P4"><text:tab/>Farmers</text:p>
      <text:p text:style-name="P4"><text:tab/><text:tab/>Fish feed<text:span text:style-name="T2">( Cassava root, Cassava leaf, Peas(soybean), earthworms )</text:span></text:p>
      <text:p text:style-name="P4"><text:tab/><text:tab/>Farm Machinery</text:p>
      <text:p text:style-name="P4"><text:tab/><text:tab/>Loan</text:p>
      <text:p text:style-name="P4"><text:tab/><text:tab/>Education(expertise)</text:p>
      <text:p text:style-name="P4"><text:tab/>Investors</text:p>
      <text:p text:style-name="P4"><text:tab/><text:tab/>Bond like instrument</text:p>
      <text:p text:style-name="P4"><text:tab/>Vendors</text:p>
      <text:p text:style-name="P4"><text:tab/><text:tab/>Business commission</text:p>
      <text:p text:style-name="P4"><text:tab/>Client</text:p>
      <text:p text:style-name="P4"><text:tab/><text:tab/>Certifiable clean and healthy product to consume</text:p>
      <text:p text:style-name="P4"><text:tab/><text:tab/> Outreach where to find the products</text:p>
      <text:p text:style-name="P4"><text:tab/><text:tab/>Ability to be h<text:span text:style-name="T3">ear</text:span>d</text:p>
      <text:p text:style-name="P4"><text:tab/><text:tab/>Recipe</text:p>
      <text:p text:style-name="P4"/>
      <text:p text:style-name="P4">We will do business : where ever there is a large entrepreneurial haitian <text:s/>population </text:p>
      <text:p text:style-name="P4"><text:tab/></text:p>
      <text:p text:style-name="P4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21:32.540000000</meta:creation-date>
    <dc:date>2019-08-03T09:03:23.820695645</dc:date>
    <meta:editing-duration>PT1H17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86" meta:character-count="1169" meta:non-whitespace-character-count="981"/>
  </office:meta>
</office:document-meta>
</file>